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ay is earth day.</text:p>
      <text:p text:style-name="Standard">今天是地球日，無法輸入注音符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DejaVu Sans Condensed1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glace </meta:initial-creator>
    <meta:creation-date>2011-04-22T08:29:04</meta:creation-date>
    <meta:document-statistic meta:table-count="0" meta:image-count="0" meta:object-count="0" meta:page-count="1" meta:paragraph-count="2" meta:word-count="11" meta:character-count="35"/>
    <dc:date>2011-04-22T08:31:52</dc:date>
    <dc:creator>glglace </dc:creator>
    <meta:editing-duration>PT2M51S</meta:editing-duration>
    <meta:editing-cycles>1</meta:editing-cycles>
    <meta:generator>LibreOffice/3.3$Linux LibreOffice_project/330m19$Build-6</meta:generator>
  </office:meta>
</office:document-meta>
</file>